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ejaVu Sans Mono"/>
    </style:style>
    <style:style style:name="P2" style:family="paragraph" style:parent-style-name="Standard">
      <style:text-properties fo:color="#000000" style:font-name="DejaVu Sans Mono" fo:font-weight="normal" style:font-weight-asian="normal" style:font-weight-complex="normal"/>
    </style:style>
    <style:style style:name="P3" style:family="paragraph" style:parent-style-name="Standard">
      <style:text-properties fo:color="#000000" style:font-name="DejaVu Sans Mono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000000" style:font-name="DejaVu Sans Mono" fo:font-size="11pt" style:font-size-asian="11pt" style:font-size-complex="11pt"/>
    </style:style>
    <style:style style:name="P5" style:family="paragraph" style:parent-style-name="Standard">
      <style:text-properties fo:color="#000000" style:font-name="DejaVu Sans Mono" fo:font-size="11pt" officeooo:rsid="0003249f" officeooo:paragraph-rsid="0003249f" style:font-size-asian="11pt" style:font-size-complex="11pt"/>
    </style:style>
    <style:style style:name="P6" style:family="paragraph" style:parent-style-name="Standard">
      <style:text-properties fo:color="#000000" style:font-name="DejaVu Sans Mono" fo:font-weight="bold" style:font-weight-asian="bold" style:font-weight-complex="bold"/>
    </style:style>
    <style:style style:name="P7" style:family="paragraph" style:parent-style-name="Standard">
      <style:text-properties style:font-name="DejaVu Sans Mono"/>
    </style:style>
    <style:style style:name="P8" style:family="paragraph" style:parent-style-name="Standard"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DejaVu Sans Mono" officeooo:rsid="0005bd67" officeooo:paragraph-rsid="0005bd67"/>
    </style:style>
    <style:style style:name="P10" style:family="paragraph" style:parent-style-name="Standard">
      <style:paragraph-properties fo:text-align="center" style:justify-single-word="false"/>
      <style:text-properties fo:color="#800000" style:font-name="DejaVu Sans Mono" fo:font-weight="bold" style:font-weight-asian="bold" style:font-weight-complex="bold"/>
    </style:style>
    <style:style style:name="P11" style:family="paragraph" style:parent-style-name="Standard">
      <style:text-properties fo:color="#000000" style:font-name="DejaVu Sans Mono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DejaVu Sans Mono"/>
    </style:style>
    <style:style style:name="T1" style:family="text">
      <style:text-properties fo:color="#000000" fo:font-size="11pt" style:font-size-asian="11pt" style:font-size-complex="11pt"/>
    </style:style>
    <style:style style:name="T2" style:family="text">
      <style:text-properties fo:color="#000080" fo:font-weight="bold" style:font-weight-asian="bold" style:font-weight-complex="bold"/>
    </style:style>
    <style:style style:name="T3" style:family="text">
      <style:text-properties fo:color="#000080" fo:font-size="11pt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otência/consumo do equipamento informático:</text:p>
      <text:p text:style-name="P7"/>
      <text:p text:style-name="P2">1 – Tenho uma Caixa ATX ou Mid-Tower?</text:p>
      <text:p text:style-name="P2"/>
      <text:p text:style-name="P6"><text:span text:style-name="T4">2 -</text:span><text:span text:style-name="T5"> </text:span><text:span text:style-name="T3">Fonte de Alimentação:</text:span><text:span text:style-name="T4"> ATX LC-POWER LC420H: 420 Watts</text:span></text:p>
      <text:p text:style-name="P2"/>
      <text:p text:style-name="P2">3 - <text:span text:style-name="T2">BIOS</text:span>: Award Software (fundiu com a Phoenix Technologies)</text:p>
      <text:p text:style-name="P3"/>
      <text:p text:style-name="P3">4 - <text:span text:style-name="T2">Monitor:</text:span> Samsung SyncMaster S22B300: ? Watts</text:p>
      <text:p text:style-name="P4"/>
      <text:p text:style-name="P8"/>
      <text:p text:style-name="P4"/>
      <text:p text:style-name="P4">5 - <text:span text:style-name="T2">Processador:</text:span> Intel(R) Core(TM)2 Quad CPU Q8200 @ 2.33GHz : 95 Watts</text:p>
      <text:p text:style-name="P4"/>
      <text:p text:style-name="P4">6 - <text:span text:style-name="T2">Placa Principal:</text:span> GIGABYTE GA-P31-ES3G: ? Watts</text:p>
      <text:p text:style-name="P1"/>
      <text:p text:style-name="P1">=» <text:span text:style-name="T2">Audio</text:span></text:p>
      <text:list xml:id="list402942750670393598" text:style-name="L1">
        <text:list-header>
          <text:p text:style-name="P12"><text:s/>1 - Realtek ALC888 codec </text:p>
          <text:p text:style-name="P12"><text:s/>2 - High Definition Audio </text:p>
          <text:p text:style-name="P12"><text:s/>3 - 2/4/5.1-channel </text:p>
          <text:p text:style-name="P12"><text:s/>4 - Support for S/PDIF Out</text:p>
          <text:p text:style-name="P12"><text:s/>5 - <text:span text:style-name="T1">Support for CD In </text:span></text:p>
        </text:list-header>
      </text:list>
      <text:p text:style-name="P4"/>
      <text:p text:style-name="P4">7 - <text:span text:style-name="T2">Placa gráfica:</text:span> NVIDIA GT 630: ? WATTS</text:p>
      <text:p text:style-name="P4"/>
      <text:p text:style-name="P4">8 - <text:span text:style-name="T2">Disco Rígido:</text:span> Tenho 2</text:p>
      <text:p text:style-name="P4"/>
      <text:p text:style-name="P5">9 – Leitor de cartões de memória USB: 1,3 €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Nimbus Roman No9 L" fo:font-family="'Nimbus Roman No9 L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Ribeiro</meta:initial-creator>
    <meta:creation-date>2009-12-15T18:56:05</meta:creation-date>
    <dc:date>2014-09-29T18:55:01.662091693</dc:date>
    <meta:editing-duration>PT7H35M42S</meta:editing-duration>
    <meta:editing-cycles>25</meta:editing-cycles>
    <meta:generator>LibreOffice/4.2.6.3$Linux_X86_64 LibreOffice_project/420$Build-3</meta:generator>
    <meta:document-statistic meta:table-count="0" meta:image-count="0" meta:object-count="0" meta:page-count="1" meta:paragraph-count="16" meta:word-count="111" meta:character-count="607" meta:non-whitespace-character-count="501"/>
  </office:meta>
</office:document-meta>
</file>